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f01" officeooo:paragraph-rsid="0016ff01"/>
    </style:style>
    <style:style style:name="P2" style:family="paragraph" style:parent-style-name="Standard">
      <style:text-properties officeooo:rsid="00183239" officeooo:paragraph-rsid="00183239"/>
    </style:style>
    <style:style style:name="P3" style:family="paragraph" style:parent-style-name="Standard">
      <style:text-properties officeooo:rsid="00198b06" officeooo:paragraph-rsid="00198b06"/>
    </style:style>
    <style:style style:name="P4" style:family="paragraph" style:parent-style-name="Standard">
      <style:text-properties fo:color="#ff0000" officeooo:rsid="00198b06" officeooo:paragraph-rsid="00198b06" fo:background-color="#ffff00"/>
    </style:style>
    <style:style style:name="P5" style:family="paragraph" style:parent-style-name="Standard">
      <style:text-properties officeooo:rsid="00198b06" officeooo:paragraph-rsid="00198b06" fo:background-color="transparent"/>
    </style:style>
    <style:style style:name="P6" style:family="paragraph" style:parent-style-name="Standard">
      <style:text-properties officeooo:rsid="0019b427" officeooo:paragraph-rsid="0019b427" fo:background-color="transparent"/>
    </style:style>
    <style:style style:name="P7" style:family="paragraph" style:parent-style-name="Standard">
      <style:text-properties fo:color="#ff3333" officeooo:rsid="0019b427" officeooo:paragraph-rsid="0019b427" fo:background-color="#ffff00"/>
    </style:style>
    <style:style style:name="P8" style:family="paragraph" style:parent-style-name="Standard">
      <style:text-properties officeooo:rsid="0020c37f" officeooo:paragraph-rsid="0020c37f"/>
    </style:style>
    <style:style style:name="T1" style:family="text">
      <style:text-properties fo:color="#ff0000" fo:background-color="transparent" loext:char-shading-value="0"/>
    </style:style>
    <style:style style:name="T2" style:family="text">
      <style:text-properties fo:color="#00cc33"/>
    </style:style>
    <style:style style:name="T3" style:family="text">
      <style:text-properties fo:color="#6600cc"/>
    </style:style>
    <style:style style:name="T4" style:family="text">
      <style:text-properties style:text-position="super 58%"/>
    </style:style>
    <style:style style:name="T5" style:family="text">
      <style:text-properties fo:color="#009900"/>
    </style:style>
    <style:style style:name="T6" style:family="text">
      <style:text-properties officeooo:rsid="001f41c5"/>
    </style:style>
    <style:style style:name="T7" style:family="text">
      <style:text-properties officeooo:rsid="0020c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in reconstruction :</text:p>
      <text:p text:style-name="P1"/>
      <text:p text:style-name="P1">Launching VSFM:</text:p>
      <text:p text:style-name="P1"/>
      <text:p text:style-name="P1">(assuming images are inside the folder ~/ykb).</text:p>
      <text:p text:style-name="P1"/>
      <text:p text:style-name="P1">xport LD_LIBRARY_PATH=$LD_LIBRARY_PATH:/home/youbot/vsfm/vsfm/bin </text:p>
      <text:p text:style-name="P1">export PATH=$PATH:/home/youbot/vsfm/vsfm/bin </text:p>
      <text:p text:style-name="P1">VisualSFM sfm+pmvs ./ykb ./ykb/resultsp.nvm</text:p>
      <text:p text:style-name="P1"/>
      <text:p text:style-name="P1"/>
      <text:p text:style-name="P1">// get seven cylinder parameters using the segmented cylinder in some output file.</text:p>
      <text:p text:style-name="P1"/>
      <text:p text:style-name="P2">Use the files copied in the folder named q on the desktop.</text:p>
      <text:p text:style-name="P2"/>
      <text:p text:style-name="P2">// <text:span text:style-name="T7">command to cmake the foldeer containing the cylinder_sementation.cpp</text:span></text:p>
      <text:p text:style-name="P8">first migrate to the folder containing the cylinder_segmentation.cpp</text:p>
      <text:p text:style-name="P8">cmake .</text:p>
      <text:p text:style-name="P8">make</text:p>
      <text:p text:style-name="P2">//</text:p>
      <text:p text:style-name="P2"/>
      <text:p text:style-name="P3">Code documentation.</text:p>
      <text:p text:style-name="P2"/>
      <text:p text:style-name="P4">cylinder_segmentation.cpp</text:p>
      <text:p text:style-name="P2"/>
      <text:p text:style-name="P3">The program reads the point cloud created by the visual sfm and extract the cylinder from it.</text:p>
      <text:p text:style-name="P3">- creates 2 files, output.ply and out.txt.</text:p>
      <text:p text:style-name="P3">- <text:span text:style-name="T5">output.ply </text:span>contains the point cloud o fthe extracted cylinder.</text:p>
      <text:p text:style-name="P3">- <text:span text:style-name="T5">out.txt</text:span> contains the cylinder coefficients.</text:p>
      <text:p text:style-name="P3"/>
      <text:p text:style-name="P3">Cylinder coefficients: 0-2 : co-ordinate of any point on the axis, 3-5 : direction ratios of the axis of the cylinder, 6<text:span text:style-name="T4">th</text:span> the radius of the extracted cylinder.</text:p>
      <text:p text:style-name="P2"/>
      <text:p text:style-name="P4">extract_points.cpp</text:p>
      <text:p text:style-name="P3"/>
      <text:p text:style-name="P3">First it reads the output file (“<text:span text:style-name="T2">out.txt</text:span>” ) created by the cylinder_segmentation.cpp containing the cylinder coefficients.</text:p>
      <text:p text:style-name="P3"/>
      <text:p text:style-name="P3">Then it reads in the output file (“<text:span text:style-name="T1">output.ply</text:span>”) created by the file cylinder_segmentation.cpp.</text:p>
      <text:p text:style-name="P3">- It go through all the points on the extracted cylinder and find the range of the co-ordinates <text:s/>of <text:tab/>the cylinder.</text:p>
      <text:p text:style-name="P3">- Then using these points it guesses the mid point of the co-ordinate ranges as the centre of <text:s/>the cylinder.</text:p>
      <text:p text:style-name="P3">- It improves the point by projecting it on the cylinder axis.</text:p>
      <text:p text:style-name="P3"/>
      <text:p text:style-name="P5">Finally the program creates the file “useful_info.txt” which contains the <text:span text:style-name="T3">radius</text:span> on the first line, <text:span text:style-name="T3">cylinder centre</text:span> on the second line and the <text:span text:style-name="T3">cylinder axis direction ratios</text:span> on the third line.</text:p>
      <text:p text:style-name="P5"/>
      <text:p text:style-name="P5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7">process_nvm.cpp</text:p>
      <text:p text:style-name="P6"/>
      <text:p text:style-name="P6"><text:span text:style-name="T6">R</text:span>eferences:</text:p>
      <text:p text:style-name="P6"/>
      <text:p text:style-name="P6"><text:a xlink:type="simple" xlink:href="http://ccwu.me/vsfm/doc.html#nvm">http://ccwu.me/vsfm/doc.html#nvm</text:a></text:p>
      <text:p text:style-name="P6"><text:tab/>-Useful to get the format details of the nvm file to extract the camera positions from it.</text:p>
      <text:p text:style-name="P6"/>
      <text:p text:style-name="P6"><text:tab/>&lt;Camera&gt; = &lt;File name&gt; &lt;focal length&gt; &lt;quaternion WXYZ&gt; &lt;camera center&gt; &lt;radial <text:tab/>distortion&gt; 0<text:line-break/><text:tab/>&lt;Point&gt; = &lt;XYZ&gt; &lt;RGB&gt; &lt;number of measurements&gt; &lt;List of Measurements&gt;<text:line-break/><text:tab/>&lt;Measurement&gt; = &lt;Image index&gt; &lt;Feature Index&gt; &lt;x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5:25:00.860911291</meta:creation-date>
    <dc:date>2017-01-30T11:40:45.919795181</dc:date>
    <meta:editing-duration>PT1M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32" meta:word-count="302" meta:character-count="2057" meta:non-whitespace-character-count="1777"/>
  </office:meta>
</office:document-meta>
</file>